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ffffff" draw:textarea-horizontal-align="justify" draw:textarea-vertical-align="middle" draw:auto-grow-height="false" fo:min-height="1.57cm" fo:min-width="1.32cm"/>
      <style:paragraph-properties style:writing-mode="lr-tb"/>
    </style:style>
    <style:style style:name="gr2" style:family="graphic" style:parent-style-name="standard">
      <style:graphic-properties svg:stroke-color="#3465a4" draw:fill-color="#ffffff" draw:textarea-horizontal-align="justify" draw:textarea-vertical-align="middle" draw:auto-grow-height="false" fo:min-height="1.57cm" fo:min-width="1.316cm"/>
      <style:paragraph-properties style:writing-mode="lr-tb"/>
    </style:style>
    <style:style style:name="gr3" style:family="graphic" style:parent-style-name="standard">
      <style:graphic-properties svg:stroke-color="#3465a4" draw:fill-color="#ffffff" draw:textarea-horizontal-align="justify" draw:textarea-vertical-align="middle" draw:auto-grow-height="false" fo:min-height="1.57cm" fo:min-width="1.319cm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569cm" fo:min-width="1.32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569cm" fo:min-width="1.316cm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569cm" fo:min-width="1.319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808cm" fo:min-width="1.907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804cm" fo:min-width="2.324cm"/>
      <style:paragraph-properties style:writing-mode="lr-tb"/>
    </style:style>
    <style:style style:name="gr10" style:family="graphic" style:parent-style-name="standard">
      <style:graphic-properties draw:fill-color="#ffffff" draw:opacity="0%" draw:textarea-horizontal-align="justify" draw:textarea-vertical-align="middle" draw:auto-grow-height="false" fo:min-height="14.55cm" fo:min-width="20.5cm"/>
    </style:style>
    <style:style style:name="gr11" style:family="graphic" style:parent-style-name="standard">
      <style:graphic-properties draw:stroke="solid" draw:stroke-dash="Dot" svg:stroke-color="#3465a4" draw:fill-color="#ffffff" draw:textarea-horizontal-align="justify" draw:textarea-vertical-align="middle" draw:auto-grow-height="false" fo:min-height="1.24cm" fo:min-width="0.99cm"/>
      <style:paragraph-properties style:writing-mode="lr-tb"/>
    </style:style>
    <style:style style:name="gr12" style:family="graphic" style:parent-style-name="standard">
      <style:graphic-properties draw:stroke="solid" draw:stroke-dash="Dot" svg:stroke-color="#3465a4" draw:fill-color="#ffffff" draw:textarea-horizontal-align="justify" draw:textarea-vertical-align="middle" draw:auto-grow-height="false" fo:min-height="1.24cm" fo:min-width="0.987cm"/>
      <style:paragraph-properties style:writing-mode="lr-tb"/>
    </style:style>
    <style:style style:name="gr13" style:family="graphic" style:parent-style-name="standard">
      <style:graphic-properties draw:stroke="solid" draw:stroke-dash="Dot" svg:stroke-color="#3465a4" draw:fill-color="#ffffff" draw:textarea-horizontal-align="justify" draw:textarea-vertical-align="middle" draw:auto-grow-height="false" fo:min-height="1.24cm" fo:min-width="0.989cm"/>
      <style:paragraph-properties style:writing-mode="lr-tb"/>
    </style:style>
    <style:style style:name="gr14" style:family="graphic" style:parent-style-name="standard">
      <style:graphic-properties draw:stroke="solid" draw:stroke-dash="Dot" svg:stroke-color="#ffffff" draw:fill-color="#ffffff" draw:textarea-horizontal-align="justify" draw:textarea-vertical-align="middle" draw:auto-grow-height="false" fo:min-height="1.239cm" fo:min-width="0.99cm"/>
      <style:paragraph-properties style:writing-mode="lr-tb"/>
    </style:style>
    <style:style style:name="gr15" style:family="graphic" style:parent-style-name="standard">
      <style:graphic-properties draw:stroke="solid" draw:stroke-dash="Dot" svg:stroke-color="#ffffff" draw:fill-color="#ffffff" draw:textarea-horizontal-align="justify" draw:textarea-vertical-align="middle" draw:auto-grow-height="false" fo:min-height="1.239cm" fo:min-width="0.988cm"/>
      <style:paragraph-properties style:writing-mode="lr-tb"/>
    </style:style>
    <style:style style:name="gr16" style:family="graphic" style:parent-style-name="standard">
      <style:graphic-properties draw:stroke="solid" draw:stroke-dash="Dot" svg:stroke-color="#ffffff" draw:fill-color="#ffffff" draw:textarea-horizontal-align="justify" draw:textarea-vertical-align="middle" draw:auto-grow-height="false" fo:min-height="1.239cm" fo:min-width="0.989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418cm" fo:min-width="1.393cm"/>
      <style:paragraph-properties style:writing-mode="lr-tb"/>
    </style:style>
    <style:style style:name="gr18" style:family="graphic" style:parent-style-name="standard">
      <style:graphic-properties draw:stroke="dash" draw:stroke-dash="Long_20_Dash" svg:stroke-color="#3465a4" draw:fill-color="#ffffff" draw:textarea-horizontal-align="justify" draw:textarea-vertical-align="middle" draw:auto-grow-height="false" fo:min-height="1.24cm" fo:min-width="0.99cm"/>
      <style:paragraph-properties style:writing-mode="lr-tb"/>
    </style:style>
    <style:style style:name="gr19" style:family="graphic" style:parent-style-name="objectwithoutfill">
      <style:graphic-properties svg:stroke-width="0.053cm" svg:stroke-color="#ff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21" style:family="graphic" style:parent-style-name="objectwithoutfill">
      <style:graphic-properties svg:stroke-width="0.053cm" svg:stroke-color="#ff0000" draw:marker-start-width="0.279cm" draw:marker-end-width="0.279cm" draw:fill="solid" draw:fill-color="#ff0000" draw:opacity="100%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427cm" fo:min-width="2.532cm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4.15cm" fo:min-width="3.7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95cm" fo:min-width="3.1cm"/>
      <style:paragraph-properties style:writing-mode="lr-tb"/>
    </style:style>
    <style:style style:name="gr25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27" style:family="graphic" style:parent-style-name="objectwithoutfill">
      <style:graphic-properties svg:stroke-color="#c9211e" draw:marker-end="Arrow" draw:marker-end-width="0.3cm" draw:fill="solid" draw:textarea-vertical-align="middle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4.4cm"/>
      <style:paragraph-properties style:writing-mode="lr-tb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35cm" fo:min-width="5cm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3.229cm" fo:min-width="2.821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699cm" fo:min-width="2.347cm"/>
      <style:paragraph-properties style:writing-mode="lr-tb"/>
    </style:style>
    <style:style style:name="gr32" style:family="graphic" style:parent-style-name="standard">
      <style:graphic-properties svg:stroke-color="#c9211e" draw:fill-color="#ffffff" draw:textarea-horizontal-align="justify" draw:textarea-vertical-align="middle" draw:auto-grow-height="false" fo:min-height="0.699cm" fo:min-width="2.347cm"/>
      <style:paragraph-properties style:writing-mode="lr-tb"/>
    </style:style>
    <style:style style:name="gr33" style:family="graphic" style:parent-style-name="standard">
      <style:graphic-properties svg:stroke-color="#c9211e" draw:fill-color="#ffffff" draw:textarea-horizontal-align="justify" draw:textarea-vertical-align="middle" draw:auto-grow-height="false" fo:min-height="3.229cm" fo:min-width="2.821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3.229cm" fo:min-width="2.822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0.699cm" fo:min-width="2.346cm"/>
      <style:paragraph-properties style:writing-mode="lr-tb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.383cm" fo:min-width="16.4cm"/>
      <style:paragraph-properties style:writing-mode="lr-tb"/>
    </style:style>
    <style:style style:name="gr37" style:family="graphic" style:parent-style-name="standard">
      <style:graphic-properties svg:stroke-color="#3465a4" draw:fill-color="#ffffff" draw:textarea-horizontal-align="justify" draw:textarea-vertical-align="middle" draw:auto-grow-height="false" fo:min-height="3.229cm" fo:min-width="2.821cm"/>
    </style:style>
    <style:style style:name="gr38" style:family="graphic" style:parent-style-name="standard">
      <style:graphic-properties svg:stroke-color="#3465a4" draw:fill-color="#ffffff" draw:textarea-horizontal-align="justify" draw:textarea-vertical-align="middle" draw:auto-grow-height="false" fo:min-height="0.699cm" fo:min-width="2.347cm"/>
      <style:paragraph-properties style:writing-mode="lr-tb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0.35cm" fo:min-width="5.3cm"/>
      <style:paragraph-properties style:writing-mode="lr-tb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0.383cm" fo:min-width="8.2cm"/>
      <style:paragraph-properties style:writing-mode="lr-tb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4.35cm" fo:min-width="3.725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957cm" fo:min-width="3.122cm"/>
      <style:paragraph-properties style:writing-mode="lr-tb"/>
    </style:style>
    <style:style style:name="gr43" style:family="graphic" style:parent-style-name="objectwithoutfill">
      <style:graphic-properties svg:stroke-width="0.053cm" svg:stroke-color="#c9211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svg:stroke-color="#c9211e" draw:fill-color="#c9211e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0.55cm" fo:min-width="9.9cm"/>
      <style:paragraph-properties style:writing-mode="lr-tb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0.55cm" fo:min-width="9.9cm"/>
    </style:style>
    <style:style style:name="gr47" style:family="graphic" style:parent-style-name="objectwithoutfill">
      <style:graphic-properties svg:stroke-width="0.053cm" svg:stroke-color="#c9211e" draw:marker-start-width="0.279cm" draw:marker-end-width="0.279cm" draw:fill="solid" draw:fill-color="#c9211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0.45cm" fo:min-width="2.8cm"/>
      <style:paragraph-properties style:writing-mode="lr-tb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4.176cm" fo:min-width="3.042cm"/>
    </style:style>
    <style:style style:name="gr50" style:family="graphic" style:parent-style-name="standard">
      <style:graphic-properties draw:fill-color="#ffffff" draw:textarea-horizontal-align="justify" draw:textarea-vertical-align="middle" draw:auto-grow-height="false" fo:min-height="1.775cm" fo:min-width="2.537cm"/>
      <style:paragraph-properties style:writing-mode="lr-tb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0.958cm" fo:min-width="2.537cm"/>
      <style:paragraph-properties style:writing-mode="lr-tb"/>
    </style:style>
    <style:style style:name="gr52" style:family="graphic" style:parent-style-name="standard">
      <style:graphic-properties svg:stroke-color="#3465a4" draw:fill-color="#ffffff" draw:textarea-horizontal-align="justify" draw:textarea-vertical-align="middle" draw:auto-grow-height="false" fo:min-height="4.176cm" fo:min-width="3.042cm"/>
    </style:style>
    <style:style style:name="gr53" style:family="graphic" style:parent-style-name="standard">
      <style:graphic-properties svg:stroke-color="#3465a4" draw:fill-color="#ffffff" draw:textarea-horizontal-align="justify" draw:textarea-vertical-align="middle" draw:auto-grow-height="false" fo:min-height="0.958cm" fo:min-width="2.537cm"/>
      <style:paragraph-properties style:writing-mode="lr-tb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 fo:min-height="4.176cm" fo:min-width="3.044cm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0.956cm" fo:min-width="2.536cm"/>
      <style:paragraph-properties style:writing-mode="lr-tb"/>
    </style:style>
    <style:style style:name="gr56" style:family="graphic" style:parent-style-name="standard">
      <style:graphic-properties draw:fill-color="#ffffff" draw:textarea-horizontal-align="justify" draw:textarea-vertical-align="middle" draw:auto-grow-height="false" fo:min-height="0.958cm" fo:min-width="2.536cm"/>
      <style:paragraph-properties style:writing-mode="lr-tb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1.775cm" fo:min-width="2.536cm"/>
      <style:paragraph-properties style:writing-mode="lr-tb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 fo:min-height="0.817cm" fo:min-width="4.3cm"/>
      <style:paragraph-properties style:writing-mode="lr-tb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fo:min-height="0.817cm" fo:min-width="4.514cm"/>
      <style:paragraph-properties style:writing-mode="lr-tb"/>
    </style:style>
    <style:style style:name="gr60" style:family="graphic" style:parent-style-name="standard">
      <style:graphic-properties draw:fill-color="#ffffff" draw:textarea-horizontal-align="justify" draw:textarea-vertical-align="middle" draw:auto-grow-height="false" fo:min-height="1.75cm" fo:min-width="9.1cm"/>
      <style:paragraph-properties style:writing-mode="lr-tb"/>
    </style:style>
    <style:style style:name="gr61" style:family="graphic" style:parent-style-name="standard">
      <style:graphic-properties draw:fill-color="#ffffff" draw:textarea-horizontal-align="justify" draw:textarea-vertical-align="middle" draw:auto-grow-height="false" fo:min-height="1.75cm" fo:min-width="8.7cm"/>
      <style:paragraph-properties style:writing-mode="lr-tb"/>
    </style:style>
    <style:style style:name="gr62" style:family="graphic" style:parent-style-name="objectwithoutfill">
      <style:graphic-properties svg:stroke-width="0.053cm" svg:stroke-color="#3465a4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3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64" style:family="graphic" style:parent-style-name="standard">
      <style:graphic-properties draw:fill-color="#ffffff" draw:textarea-horizontal-align="justify" draw:textarea-vertical-align="middle" draw:auto-grow-height="false" fo:min-height="0.65cm" fo:min-width="2.7cm"/>
      <style:paragraph-properties style:writing-mode="lr-tb"/>
    </style:style>
    <style:style style:name="gr65" style:family="graphic" style:parent-style-name="standard">
      <style:graphic-properties draw:fill-color="#ffffff" draw:textarea-horizontal-align="justify" draw:textarea-vertical-align="middle" draw:auto-grow-height="false" fo:min-height="0.624cm" fo:min-width="2.537cm"/>
      <style:paragraph-properties style:writing-mode="lr-tb"/>
    </style:style>
    <style:style style:name="gr66" style:family="graphic" style:parent-style-name="standard">
      <style:graphic-properties draw:fill-color="#ffffff" draw:textarea-horizontal-align="justify" draw:textarea-vertical-align="middle" draw:auto-grow-height="false" fo:min-height="0.697cm" fo:min-width="2.537cm"/>
      <style:paragraph-properties style:writing-mode="lr-tb"/>
    </style:style>
    <style:style style:name="gr67" style:family="graphic" style:parent-style-name="standard">
      <style:graphic-properties draw:fill-color="#ffffff" draw:textarea-horizontal-align="justify" draw:textarea-vertical-align="middle" draw:auto-grow-height="false" fo:min-height="0.7cm" fo:min-width="2.537cm"/>
      <style:paragraph-properties style:writing-mode="lr-tb"/>
    </style:style>
    <style:style style:name="gr68" style:family="graphic" style:parent-style-name="standard">
      <style:graphic-properties draw:fill-color="#ffffff" draw:opacity="0%" draw:textarea-horizontal-align="justify" draw:textarea-vertical-align="middle" draw:auto-grow-height="false" fo:min-height="10.25cm" fo:min-width="14.3cm"/>
    </style:style>
    <style:style style:name="gr69" style:family="graphic" style:parent-style-name="standard">
      <style:graphic-properties draw:fill-color="#ffffff" draw:textarea-horizontal-align="justify" draw:textarea-vertical-align="middle" draw:auto-grow-height="false" fo:min-height="0.55cm" fo:min-width="1.7cm"/>
      <style:paragraph-properties style:writing-mode="lr-tb"/>
    </style:style>
    <style:style style:name="gr70" style:family="graphic" style:parent-style-name="standard">
      <style:graphic-properties draw:fill-color="#ffffff" draw:textarea-horizontal-align="justify" draw:textarea-vertical-align="middle" draw:auto-grow-height="false" fo:min-height="0.55cm" fo:min-width="3cm"/>
      <style:paragraph-properties style:writing-mode="lr-tb"/>
    </style:style>
    <style:style style:name="gr71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1.7cm"/>
      <style:paragraph-properties style:writing-mode="lr-tb"/>
    </style:style>
    <style:style style:name="gr72" style:family="graphic" style:parent-style-name="standard">
      <style:graphic-properties draw:fill-color="#ffffff" draw:textarea-horizontal-align="justify" draw:textarea-vertical-align="middle" draw:auto-grow-height="false" fo:min-height="0.55cm" fo:min-width="5.8cm"/>
      <style:paragraph-properties style:writing-mode="lr-tb"/>
    </style:style>
    <style:style style:name="gr73" style:family="graphic" style:parent-style-name="standard">
      <style:graphic-properties draw:fill-color="#ffffff" draw:textarea-horizontal-align="justify" draw:textarea-vertical-align="middle" draw:auto-grow-height="false" fo:min-height="0.55cm" fo:min-width="0.3cm"/>
      <style:paragraph-properties style:writing-mode="lr-tb"/>
    </style:style>
    <style:style style:name="gr74" style:family="graphic" style:parent-style-name="standard">
      <style:graphic-properties draw:fill-color="#ffffff" draw:textarea-horizontal-align="justify" draw:textarea-vertical-align="middle" draw:auto-grow-height="false" fo:min-height="0.55cm" fo:min-width="3.1cm"/>
      <style:paragraph-properties style:writing-mode="lr-tb"/>
    </style:style>
    <style:style style:name="gr75" style:family="graphic" style:parent-style-name="standard">
      <style:graphic-properties svg:stroke-width="0.053cm" svg:stroke-color="#c9211e" draw:marker-start-width="0.279cm" draw:marker-end-width="0.279cm" draw:fill-color="#ffffff" draw:textarea-horizontal-align="justify" draw:textarea-vertical-align="middle" draw:auto-grow-height="false" fo:min-height="0.55cm" fo:min-width="0.3cm" fo:padding-top="0.151cm" fo:padding-bottom="0.151cm" fo:padding-left="0.276cm" fo:padding-right="0.276cm"/>
      <style:paragraph-properties style:writing-mode="lr-tb"/>
    </style:style>
    <style:style style:name="gr76" style:family="graphic" style:parent-style-name="standard">
      <style:graphic-properties draw:fill-color="#ffffff" draw:textarea-horizontal-align="justify" draw:textarea-vertical-align="middle" draw:auto-grow-height="false" fo:min-height="0.55cm" fo:min-width="2.4cm"/>
      <style:paragraph-properties style:writing-mode="lr-tb"/>
    </style:style>
    <style:style style:name="gr77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0.746cm" fo:min-width="0cm" fo:padding-top="0.151cm" fo:padding-bottom="0.151cm" fo:padding-left="0.276cm" fo:padding-right="0.276cm"/>
    </style:style>
    <style:style style:name="gr78" style:family="graphic" style:parent-style-name="standard">
      <style:graphic-properties draw:fill-color="#ffffff" draw:textarea-horizontal-align="justify" draw:textarea-vertical-align="middle" draw:auto-grow-height="false" fo:min-height="0.55cm" fo:min-width="7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color="#c9211e"/>
    </style:style>
    <style:style style:name="P4" style:family="paragraph">
      <loext:graphic-properties draw:fill-color="#ffffff"/>
      <style:paragraph-properties fo:text-align="center" style:writing-mode="lr-tb"/>
      <style:text-properties fo:color="#c9211e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 draw:opacity="0%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="solid" draw:fill-color="#ff0000" draw:opacity="100%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3465a4"/>
      <style:paragraph-properties fo:text-align="center"/>
    </style:style>
    <style:style style:name="P11" style:family="paragraph">
      <style:paragraph-properties fo:text-align="center" style:writing-mode="lr-tb"/>
      <style:text-properties fo:color="#000000"/>
    </style:style>
    <style:style style:name="P12" style:family="paragraph">
      <loext:graphic-properties draw:fill-color="#ffffff"/>
      <style:paragraph-properties fo:text-align="center" style:writing-mode="lr-tb"/>
      <style:text-properties fo:color="#000000"/>
    </style:style>
    <style:style style:name="P13" style:family="paragraph">
      <loext:graphic-properties draw:fill-color="#c9211e"/>
      <style:paragraph-properties fo:text-align="center"/>
    </style:style>
    <style:style style:name="P14" style:family="paragraph">
      <loext:graphic-properties draw:fill="solid" draw:fill-color="#c9211e"/>
      <style:paragraph-properties fo:text-align="center"/>
    </style:style>
    <style:style style:name="P15" style:family="paragraph">
      <style:paragraph-properties fo:text-align="center" style:writing-mode="lr-tb"/>
      <style:text-properties fo:color="#3465a4"/>
    </style:style>
    <style:style style:name="P16" style:family="paragraph">
      <loext:graphic-properties draw:fill-color="#ffffff"/>
      <style:paragraph-properties fo:text-align="center" style:writing-mode="lr-tb"/>
      <style:text-properties fo:color="#3465a4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/>
    </style:style>
    <style:style style:name="P18" style:family="paragraph">
      <style:paragraph-properties fo:text-align="center" style:writing-mode="lr-tb"/>
      <style:text-properties fo:color="#00a933"/>
    </style:style>
    <style:style style:name="P19" style:family="paragraph">
      <loext:graphic-properties draw:fill-color="#ffffff"/>
      <style:paragraph-properties fo:text-align="center" style:writing-mode="lr-tb"/>
      <style:text-properties fo:color="#00a933"/>
    </style:style>
    <style:style style:name="P20" style:family="paragraph">
      <style:paragraph-properties fo:text-align="start" style:writing-mode="lr-tb"/>
    </style:style>
    <style:style style:name="P21" style:family="paragraph">
      <loext:graphic-properties draw:fill-color="#ffffff"/>
      <style:paragraph-properties fo:text-align="start" style:writing-mode="lr-tb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  <style:style style:name="T2" style:family="text">
      <style:text-properties fo:color="#000000"/>
    </style:style>
    <style:style style:name="T3" style:family="text">
      <style:text-properties fo:color="#3465a4"/>
    </style:style>
    <style:style style:name="T4" style:family="text">
      <style:text-properties fo:color="#00a9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2cm" svg:height="1.82cm" svg:x="3.1cm" svg:y="6.28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816cm" svg:height="1.82cm" svg:x="4.92cm" svg:y="6.28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2cm" svg:height="1.82cm" svg:x="6.736cm" svg:y="6.28cm">
          <text:p text:style-name="P1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819cm" svg:height="1.82cm" svg:x="8.556cm" svg:y="6.28cm">
          <text:p text:style-name="P1">1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2cm" svg:height="1.82cm" svg:x="10.375cm" svg:y="6.28cm">
          <text:p text:style-name="P1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82cm" svg:height="1.819cm" svg:x="3.137cm" svg:y="4.4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82cm" svg:height="1.819cm" svg:x="4.957cm" svg:y="4.4cm">
          <text:p text:style-name="P3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816cm" svg:height="1.819cm" svg:x="6.777cm" svg:y="4.4cm">
          <text:p text:style-name="P3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82cm" svg:height="1.819cm" svg:x="8.593cm" svg:y="4.4cm">
          <text:p text:style-name="P3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.819cm" svg:height="1.819cm" svg:x="10.413cm" svg:y="4.4cm">
          <text:p text:style-name="P3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12.323cm" svg:y1="5.444cm" svg:x2="14.623cm" svg:y2="5.444cm">
          <text:p/>
        </draw:line>
        <draw:line draw:style-name="gr7" draw:text-style-name="P5" draw:layer="layout" svg:x1="12.323cm" svg:y1="7.117cm" svg:x2="14.623cm" svg:y2="7.117cm">
          <text:p/>
        </draw:line>
        <draw:custom-shape draw:style-name="gr8" draw:text-style-name="P4" draw:layer="layout" svg:width="2.407cm" svg:height="1.058cm" svg:x="14.751cm" svg:y="4.91cm">
          <text:p text:style-name="P3"><text:span text:style-name="T1">Index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.824cm" svg:height="1.054cm" svg:x="14.751cm" svg:y="6.596cm">
          <text:p text:style-name="P3"><text:span text:style-name="T1">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21cm" svg:height="14.8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1" draw:text-style-name="P2" draw:layer="layout" svg:width="1.49cm" svg:height="1.49cm" svg:x="1.226cm" svg:y="3.597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.487cm" svg:height="1.49cm" svg:x="2.716cm" svg:y="3.59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9cm" svg:height="1.49cm" svg:x="4.203cm" svg:y="3.59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489cm" svg:height="1.49cm" svg:x="5.693cm" svg:y="3.597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9cm" svg:height="1.49cm" svg:x="7.182cm" svg:y="3.597cm">
          <text:p text:style-name="P1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49cm" svg:height="1.489cm" svg:x="1.256cm" svg:y="2.057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49cm" svg:height="1.489cm" svg:x="2.746cm" svg:y="2.057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488cm" svg:height="1.489cm" svg:x="4.236cm" svg:y="2.057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49cm" svg:height="1.489cm" svg:x="5.724cm" svg:y="2.057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489cm" svg:height="1.489cm" svg:x="7.214cm" svg:y="2.057cm">
          <text:p text:style-name="P3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6.622cm" svg:y1="1.584cm" svg:x2="5.77cm" svg:y2="3.383cm">
          <text:p/>
        </draw:line>
        <draw:custom-shape draw:style-name="gr17" draw:text-style-name="P2" draw:layer="layout" svg:width="1.893cm" svg:height="0.668cm" svg:x="6.717cm" svg:y="1.2cm">
          <text:p text:style-name="P1">Add 5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49cm" svg:height="1.49cm" svg:x="8.61cm" svg:y="3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9" draw:text-style-name="P5" draw:layer="layout" svg:width="1.032cm" svg:height="0.968cm" draw:transform="skewX (-0.539306738866248) rotate (-1.19589960346652) translate (7.21664319170756cm 4.19206422026359cm)" svg:viewBox="0 0 1033 969" svg:d="M0 969c1423 1 961-969 961-969">
          <text:p/>
        </draw:path>
        <draw:custom-shape draw:style-name="gr20" draw:text-style-name="P7" draw:layer="layout" svg:width="0.189cm" svg:height="0.284cm" draw:transform="skewX (-0.00349065850398876) rotate (-0.383972435438753) translate (7.58cm 4.80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38.80597014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19" draw:text-style-name="P5" draw:layer="layout" svg:width="1.032cm" svg:height="0.968cm" draw:transform="skewX (-0.539306738866248) rotate (-1.19589960346652) translate (8.73130075518102cm 4.19206422026359cm)" svg:viewBox="0 0 1033 969" svg:d="M0 969c1423 1 961-969 961-969">
          <text:p/>
        </draw:path>
        <draw:custom-shape draw:style-name="gr20" draw:text-style-name="P7" draw:layer="layout" svg:width="0.189cm" svg:height="0.284cm" draw:transform="skewX (-0.00349065850398876) rotate (-0.383972435438753) translate (9.095cm 4.80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38.80597014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2" draw:layer="layout" svg:width="1.49cm" svg:height="1.49cm" svg:x="1.223cm" svg:y="10.2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.487cm" svg:height="1.49cm" svg:x="2.713cm" svg:y="10.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9cm" svg:height="1.49cm" svg:x="4.2cm" svg:y="10.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489cm" svg:height="1.49cm" svg:x="5.69cm" svg:y="10.2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9cm" svg:height="1.49cm" svg:x="7.179cm" svg:y="10.2cm">
          <text:p text:style-name="P1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49cm" svg:height="1.489cm" svg:x="1.253cm" svg:y="8.661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49cm" svg:height="1.489cm" svg:x="2.743cm" svg:y="8.661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488cm" svg:height="1.489cm" svg:x="4.233cm" svg:y="8.661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49cm" svg:height="1.489cm" svg:x="5.721cm" svg:y="8.661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489cm" svg:height="1.489cm" svg:x="7.211cm" svg:y="8.661cm">
          <text:p text:style-name="P3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9" draw:text-style-name="P5" draw:layer="layout" svg:width="1.032cm" svg:height="0.968cm" draw:transform="skewX (0.539481271791447) rotate (1.19659773516731) translate (5.26735454791007cm 11.7781174572197cm)" svg:viewBox="0 0 1033 969" svg:d="M1033 969c-1424 0-961-969-961-969">
          <text:p/>
        </draw:path>
        <draw:custom-shape draw:style-name="gr20" draw:text-style-name="P7" draw:layer="layout" svg:width="0.189cm" svg:height="0.284cm" draw:transform="rotate (-0.383972435438753) translate (5.214cm 11.42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638.80597014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19" draw:text-style-name="P5" draw:layer="layout" svg:width="1.03cm" svg:height="0.968cm" draw:transform="skewX (0.536688744988256) rotate (1.19555053761612) translate (6.87349507877133cm 11.7787830999371cm)" svg:viewBox="0 0 1031 969" svg:d="M1031 969c-1423 1-958-969-958-969">
          <text:p/>
        </draw:path>
        <draw:custom-shape draw:style-name="gr20" draw:text-style-name="P7" draw:layer="layout" svg:width="0.189cm" svg:height="0.284cm" draw:transform="rotate (-0.383972435438753) translate (6.821cm 11.42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638.80597014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8" draw:layer="layout" svg:x1="5.767cm" svg:y1="9.913cm" svg:x2="4.063cm" svg:y2="11.996cm">
          <text:p/>
        </draw:line>
        <draw:line draw:style-name="gr21" draw:text-style-name="P8" draw:layer="layout" svg:x1="4.063cm" svg:y1="9.913cm" svg:x2="5.767cm" svg:y2="11.996cm">
          <text:p/>
        </draw:line>
        <draw:custom-shape draw:style-name="gr22" draw:text-style-name="P2" draw:layer="layout" svg:width="3.032cm" svg:height="0.677cm" svg:x="3.968cm" svg:y="8.1cm">
          <text:p text:style-name="P1">Remove 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9cm" svg:height="1.49cm" svg:x="10.926cm" svg:y="3.597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.487cm" svg:height="1.49cm" svg:x="12.416cm" svg:y="3.59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9cm" svg:height="1.49cm" svg:x="13.903cm" svg:y="3.59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489cm" svg:height="1.49cm" svg:x="15.393cm" svg:y="3.59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9cm" svg:height="1.49cm" svg:x="16.882cm" svg:y="3.597cm">
          <text:p text:style-name="P1">1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49cm" svg:height="1.489cm" svg:x="10.956cm" svg:y="2.057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49cm" svg:height="1.489cm" svg:x="12.446cm" svg:y="2.057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488cm" svg:height="1.489cm" svg:x="13.936cm" svg:y="2.057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49cm" svg:height="1.489cm" svg:x="15.424cm" svg:y="2.057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489cm" svg:height="1.489cm" svg:x="16.914cm" svg:y="2.057cm">
          <text:p text:style-name="P3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1.49cm" svg:height="1.49cm" svg:x="18.31cm" svg:y="3.597cm">
          <text:p text:style-name="P1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.489cm" svg:height="1.489cm" svg:x="18.4cm" svg:y="2.05cm">
          <text:p text:style-name="P3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.49cm" svg:height="1.49cm" svg:x="9.523cm" svg:y="10.2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.487cm" svg:height="1.49cm" svg:x="11.013cm" svg:y="10.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9cm" svg:height="1.49cm" svg:x="12.5cm" svg:y="10.2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489cm" svg:height="1.49cm" svg:x="13.99cm" svg:y="10.2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49cm" svg:height="1.489cm" svg:x="9.553cm" svg:y="8.661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49cm" svg:height="1.489cm" svg:x="11.043cm" svg:y="8.661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488cm" svg:height="1.489cm" svg:x="12.533cm" svg:y="8.661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49cm" svg:height="1.489cm" svg:x="14.021cm" svg:y="8.661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1cm" svg:height="14.8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3" draw:text-style-name="P9" draw:layer="layout" svg:width="4.2cm" svg:height="4.4cm" svg:x="1.7cm" svg:y="3.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6cm" svg:height="1.2cm" svg:x="2cm" svg:y="3.7cm">
          <text:p text:style-name="P1">Value: 8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6cm" svg:height="1.2cm" svg:x="2cm" svg:y="6cm">
          <text:p text:style-name="P1">Next: <text:span text:style-name="T1">x0123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3.6cm" svg:height="1.2cm" svg:x="2cm" svg:y="8.2cm">
          <text:p text:style-name="P3"><text:span text:style-name="T1">x0122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4.2cm" svg:height="4.4cm" svg:x="9.3cm" svg:y="3.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6cm" svg:height="1.2cm" svg:x="9.6cm" svg:y="3.7cm">
          <text:p text:style-name="P1">Value: 6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6cm" svg:height="1.2cm" svg:x="9.6cm" svg:y="6cm">
          <text:p text:style-name="P1">Next: 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3.6cm" svg:height="1.2cm" svg:x="9.6cm" svg:y="8.2cm">
          <text:p text:style-name="P3"><text:span text:style-name="T1">x0123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3.92cm" svg:height="1.965cm" draw:transform="skewX (-0.063704517697793) rotate (-0.114842664781228) translate (5.60003019974837cm 6.69940996261552cm)" svg:viewBox="0 0 3921 1966" svg:d="M0 1c1058-1 1382-38 1898 508 517 546 323 1536 1052 1452 728-83 971-111 971-111">
          <text:p/>
        </draw:path>
        <draw:custom-shape draw:style-name="gr26" draw:text-style-name="P10" draw:layer="layout" svg:width="0.35cm" svg:height="0.5cm" draw:transform="rotate (-1.5707963267949) translate (9.6cm 8.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7" draw:text-style-name="P5" draw:layer="layout" svg:x1="13.3cm" svg:y1="8.9cm" svg:x2="14.6cm" svg:y2="8.9cm">
          <text:p/>
        </draw:line>
        <draw:custom-shape draw:style-name="gr28" draw:text-style-name="P4" draw:layer="layout" svg:width="4.9cm" svg:height="1.2cm" svg:x="14.7cm" svg:y="8.3cm">
          <text:p text:style-name="P3"><text:span text:style-name="T1">Memory address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3.3cm" svg:y1="6.7cm" svg:x2="14.7cm" svg:y2="6.7cm">
          <text:p/>
        </draw:line>
        <draw:custom-shape draw:style-name="gr28" draw:text-style-name="P12" draw:layer="layout" svg:width="4.9cm" svg:height="1.2cm" svg:x="14.8cm" svg:y="6.1cm">
          <text:p text:style-name="P11"><text:span text:style-name="T2">End of linked list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1cm" svg:height="14.8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line draw:style-name="gr7" draw:text-style-name="P5" draw:layer="layout" svg:x1="6.2cm" svg:y1="1.6cm" svg:x2="5.3cm" svg:y2="3.5cm">
          <text:p/>
        </draw:line>
        <draw:custom-shape draw:style-name="gr29" draw:text-style-name="P2" draw:layer="layout" svg:width="5.5cm" svg:height="0.6cm" svg:x="6.3cm" svg:y="1.3cm">
          <text:p text:style-name="P1">Add a new element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3.321cm" svg:height="3.479cm" svg:x="1.4cm" svg:y="7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2.847cm" svg:height="0.949cm" svg:x="1.637cm" svg:y="7.637cm">
          <text:p text:style-name="P1">Value: 8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2.847cm" svg:height="0.949cm" svg:x="1.637cm" svg:y="9.456cm">
          <text:p text:style-name="P3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3.321cm" svg:height="3.479cm" svg:x="6.145cm" svg:y="7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2.847cm" svg:height="0.949cm" svg:x="6.382cm" svg:y="7.637cm">
          <text:p text:style-name="P3"><text:span text:style-name="T1">Value: 2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2.847cm" svg:height="0.949cm" svg:x="6.382cm" svg:y="9.456cm">
          <text:p text:style-name="P3"><text:span text:style-name="T1">Next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717cm" svg:height="1.01cm" draw:transform="skewX (-0.0919788515801011) rotate (-0.13561208287996) translate (4.48403523196908cm 10.0092010374258cm)" svg:viewBox="0 0 1718 1011" svg:d="M0 0c464 0 605-19 832 262 226 280 142 789 461 746s425-57 425-57">
          <text:p/>
        </draw:path>
        <draw:custom-shape draw:style-name="gr26" draw:text-style-name="P10" draw:layer="layout" svg:width="0.277cm" svg:height="0.395cm" draw:transform="rotate (-1.5707963267949) translate (6.461cm 11.05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9" draw:layer="layout" svg:width="3.322cm" svg:height="3.479cm" svg:x="10.889cm" svg:y="7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2.846cm" svg:height="0.949cm" svg:x="11.127cm" svg:y="7.637cm">
          <text:p text:style-name="P1">Value: 6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2.846cm" svg:height="0.949cm" svg:x="11.127cm" svg:y="9.456cm">
          <text:p text:style-name="P1">Next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718cm" svg:height="1.01cm" draw:transform="skewX (-0.091106186954104) rotate (-0.13561208287996) translate (9.22868133876722cm 10.0092010794232cm)" svg:viewBox="0 0 1719 1011" svg:d="M0 0c464 0 605-19 832 262 227 280 143 789 462 746s425-57 425-57">
          <text:p/>
        </draw:path>
        <draw:custom-shape draw:style-name="gr26" draw:text-style-name="P10" draw:layer="layout" svg:width="0.277cm" svg:height="0.396cm" draw:transform="rotate (-1.5707963267949) translate (11.206cm 11.05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16.9cm" svg:height="0.633cm" svg:x="1.3cm" svg:y="11.6cm">
          <text:p text:style-name="P1">Update the previous reference to the new node position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3.322cm" svg:height="3.479cm" svg:x="10.889cm" svg:y="7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2.846cm" svg:height="0.949cm" svg:x="11.127cm" svg:y="7.637cm">
          <text:p text:style-name="P1">Value: 6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2.846cm" svg:height="0.949cm" svg:x="11.127cm" svg:y="9.456cm">
          <text:p text:style-name="P11"><text:span text:style-name="T2">Next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3.322cm" svg:height="3.479cm" svg:x="15.63cm" svg:y="7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2.846cm" svg:height="0.949cm" svg:x="15.868cm" svg:y="7.637cm">
          <text:p text:style-name="P1">Value: 6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2.846cm" svg:height="0.949cm" svg:x="15.868cm" svg:y="9.456cm">
          <text:p text:style-name="P1">Next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718cm" svg:height="1.01cm" draw:transform="skewX (-0.091106186954104) rotate (-0.13561208287996) translate (13.9696813387672cm 10.0092010794232cm)" svg:viewBox="0 0 1719 1011" svg:d="M0 0c464 0 605-19 832 262 227 280 143 789 462 746s425-57 425-57">
          <text:p/>
        </draw:path>
        <draw:custom-shape draw:style-name="gr26" draw:text-style-name="P10" draw:layer="layout" svg:width="0.277cm" svg:height="0.396cm" draw:transform="rotate (-1.5707963267949) translate (15.947cm 11.05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9" draw:layer="layout" svg:width="3.322cm" svg:height="3.479cm" svg:x="15.63cm" svg:y="7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2.846cm" svg:height="0.949cm" svg:x="15.868cm" svg:y="7.637cm">
          <text:p text:style-name="P1">Value: 10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2.846cm" svg:height="0.949cm" svg:x="15.868cm" svg:y="9.456cm">
          <text:p text:style-name="P11"><text:span text:style-name="T2">Next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3.321cm" svg:height="3.479cm" svg:x="1.489cm" svg:y="2.3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2.847cm" svg:height="0.949cm" svg:x="1.726cm" svg:y="2.607cm">
          <text:p text:style-name="P1">Value: 8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2.847cm" svg:height="0.949cm" svg:x="1.726cm" svg:y="4.426cm">
          <text:p text:style-name="P11"><text:span text:style-name="T2">Next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.321cm" svg:height="3.479cm" svg:x="6.234cm" svg:y="2.3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2.847cm" svg:height="0.949cm" svg:x="6.471cm" svg:y="2.607cm">
          <text:p text:style-name="P11"><text:span text:style-name="T2">Value: 6</text:span>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2.847cm" svg:height="0.949cm" svg:x="6.471cm" svg:y="4.426cm">
          <text:p text:style-name="P11"><text:span text:style-name="T2">Next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717cm" svg:height="1.01cm" draw:transform="skewX (-0.0919788515801011) rotate (-0.13561208287996) translate (4.57303523196908cm 4.97920103742583cm)" svg:viewBox="0 0 1718 1011" svg:d="M0 0c464 0 605-19 832 262 226 280 142 789 461 746s425-57 425-57">
          <text:p/>
        </draw:path>
        <draw:custom-shape draw:style-name="gr26" draw:text-style-name="P10" draw:layer="layout" svg:width="0.277cm" svg:height="0.395cm" draw:transform="rotate (-1.5707963267949) translate (6.55cm 6.02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9" draw:layer="layout" svg:width="3.322cm" svg:height="3.479cm" svg:x="10.978cm" svg:y="2.3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2.846cm" svg:height="0.949cm" svg:x="11.216cm" svg:y="2.607cm">
          <text:p text:style-name="P1">Value: 6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2.846cm" svg:height="0.949cm" svg:x="11.216cm" svg:y="4.426cm">
          <text:p text:style-name="P1">Next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718cm" svg:height="1.01cm" draw:transform="skewX (-0.091106186954104) rotate (-0.13561208287996) translate (9.31768133876722cm 4.97920107942318cm)" svg:viewBox="0 0 1719 1011" svg:d="M0 0c464 0 605-19 832 262 227 280 143 789 462 746s425-57 425-57">
          <text:p/>
        </draw:path>
        <draw:custom-shape draw:style-name="gr26" draw:text-style-name="P10" draw:layer="layout" svg:width="0.277cm" svg:height="0.396cm" draw:transform="rotate (-1.5707963267949) translate (11.295cm 6.02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9" draw:layer="layout" svg:width="3.322cm" svg:height="3.479cm" svg:x="10.978cm" svg:y="2.3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2.846cm" svg:height="0.949cm" svg:x="11.216cm" svg:y="2.607cm">
          <text:p text:style-name="P1">Value: 10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2.846cm" svg:height="0.949cm" svg:x="11.216cm" svg:y="4.426cm">
          <text:p text:style-name="P11"><text:span text:style-name="T2">Next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1cm" svg:height="14.8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39" draw:text-style-name="P2" draw:layer="layout" svg:width="5.8cm" svg:height="0.6cm" svg:x="5.5cm" svg:y="1.3cm">
          <text:p text:style-name="P1">Remove an element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3.321cm" svg:height="3.479cm" svg:x="1.489cm" svg:y="2.3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2.847cm" svg:height="0.949cm" svg:x="1.726cm" svg:y="2.607cm">
          <text:p text:style-name="P1">Value: 8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2.847cm" svg:height="0.949cm" svg:x="1.726cm" svg:y="4.426cm">
          <text:p text:style-name="P11"><text:span text:style-name="T2">Next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.321cm" svg:height="3.479cm" svg:x="6.234cm" svg:y="2.3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2.847cm" svg:height="0.949cm" svg:x="6.471cm" svg:y="2.607cm">
          <text:p text:style-name="P11"><text:span text:style-name="T2">Value: 6</text:span>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2.847cm" svg:height="0.949cm" svg:x="6.471cm" svg:y="4.426cm">
          <text:p text:style-name="P11"><text:span text:style-name="T2">Next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717cm" svg:height="1.01cm" draw:transform="skewX (-0.0919788515801011) rotate (-0.13561208287996) translate (4.57303523196908cm 4.97920103742583cm)" svg:viewBox="0 0 1718 1011" svg:d="M0 0c464 0 605-19 832 262 226 280 142 789 461 746s425-57 425-57">
          <text:p/>
        </draw:path>
        <draw:custom-shape draw:style-name="gr26" draw:text-style-name="P10" draw:layer="layout" svg:width="0.277cm" svg:height="0.395cm" draw:transform="rotate (-1.5707963267949) translate (6.55cm 6.02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9" draw:layer="layout" svg:width="3.322cm" svg:height="3.479cm" svg:x="10.978cm" svg:y="2.3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2.846cm" svg:height="0.949cm" svg:x="11.216cm" svg:y="2.607cm">
          <text:p text:style-name="P1">Value: 6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2.846cm" svg:height="0.949cm" svg:x="11.216cm" svg:y="4.426cm">
          <text:p text:style-name="P1">Next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718cm" svg:height="1.01cm" draw:transform="skewX (-0.091106186954104) rotate (-0.13561208287996) translate (9.31768133876722cm 4.97920107942318cm)" svg:viewBox="0 0 1719 1011" svg:d="M0 0c464 0 605-19 832 262 227 280 143 789 462 746s425-57 425-57">
          <text:p/>
        </draw:path>
        <draw:custom-shape draw:style-name="gr26" draw:text-style-name="P10" draw:layer="layout" svg:width="0.277cm" svg:height="0.396cm" draw:transform="rotate (-1.5707963267949) translate (11.295cm 6.02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9" draw:layer="layout" svg:width="3.322cm" svg:height="3.479cm" svg:x="10.978cm" svg:y="2.3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2.846cm" svg:height="0.949cm" svg:x="11.216cm" svg:y="2.607cm">
          <text:p text:style-name="P1">Value: 10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2.846cm" svg:height="0.949cm" svg:x="11.216cm" svg:y="4.426cm">
          <text:p text:style-name="P11"><text:span text:style-name="T2">Next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3.321cm" svg:height="3.479cm" svg:x="1.6cm" svg:y="7.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2.847cm" svg:height="0.949cm" svg:x="1.837cm" svg:y="7.537cm">
          <text:p text:style-name="P1">Value: 8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2.847cm" svg:height="0.949cm" svg:x="1.837cm" svg:y="9.356cm">
          <text:p text:style-name="P3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.321cm" svg:height="3.479cm" svg:x="6.345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2.847cm" svg:height="0.949cm" svg:x="6.582cm" svg:y="7.537cm">
          <text:p text:style-name="P11"><text:span text:style-name="T2">Value: 6</text:span>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2.847cm" svg:height="0.949cm" svg:x="6.582cm" svg:y="9.356cm">
          <text:p text:style-name="P11"><text:span text:style-name="T2">Next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0.277cm" svg:height="0.395cm" draw:transform="rotate (-1.5707963267949) translate (11.395cm 10.92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9" draw:layer="layout" svg:width="3.322cm" svg:height="3.479cm" svg:x="11.089cm" svg:y="7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2.846cm" svg:height="0.949cm" svg:x="11.327cm" svg:y="7.537cm">
          <text:p text:style-name="P1">Value: 6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2.846cm" svg:height="0.949cm" svg:x="11.327cm" svg:y="9.356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3.322cm" svg:height="3.479cm" svg:x="11.089cm" svg:y="7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2.846cm" svg:height="0.949cm" svg:x="11.327cm" svg:y="7.537cm">
          <text:p text:style-name="P1">Value: 10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2.846cm" svg:height="0.949cm" svg:x="11.327cm" svg:y="9.356cm">
          <text:p text:style-name="P11"><text:span text:style-name="T2">Next</text:span></text:p>
          <draw:enhanced-geometry svg:viewBox="0 0 21600 21600" draw:type="rectangle" draw:enhanced-path="M 0 0 L 21600 0 21600 21600 0 21600 0 0 Z N"/>
        </draw:custom-shape>
        <draw:line draw:style-name="gr21" draw:text-style-name="P8" draw:layer="layout" svg:x1="9.8cm" svg:y1="6.9cm" svg:x2="6.3cm" svg:y2="11.178cm">
          <text:p/>
        </draw:line>
        <draw:line draw:style-name="gr21" draw:text-style-name="P8" draw:layer="layout" svg:x1="6.3cm" svg:y1="6.9cm" svg:x2="9.8cm" svg:y2="11.178cm">
          <text:p/>
        </draw:line>
        <draw:path draw:style-name="gr25" draw:text-style-name="P5" draw:layer="layout" svg:width="6.299cm" svg:height="1.399cm" svg:x="4.7cm" svg:y="10cm" svg:viewBox="0 0 6300 1400" svg:d="M0 0c400 0 600 1166 1100 1263s3600 194 4000 97 1200-291 1200-291">
          <text:p/>
        </draw:path>
        <draw:custom-shape draw:style-name="gr40" draw:text-style-name="P2" draw:layer="layout" svg:width="8.7cm" svg:height="0.633cm" svg:x="4.4cm" svg:y="11.767cm">
          <text:p text:style-name="P1">Update the previous reference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1cm" svg:height="14.8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41" draw:text-style-name="P9" draw:layer="layout" svg:width="4.225cm" svg:height="4.6cm" svg:x="2.2cm" svg:y="4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3.622cm" svg:height="1.207cm" svg:x="2.502cm" svg:y="4.702cm">
          <text:p text:style-name="P1">Value: 8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3.622cm" svg:height="1.207cm" svg:x="2.5cm" svg:y="6.093cm">
          <text:p text:style-name="P11"><text:span text:style-name="T2">Next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2.164cm" svg:height="2.093cm" draw:transform="skewX (-0.200538331054148) rotate (-0.226369203983665) translate (6.14185100557549cm 6.90359486266158cm)" svg:viewBox="0 0 2165 2094" svg:d="M0 0c584 1 763-39 1048 543 285 581 179 1634 581 1546s536-118 536-118">
          <text:p/>
        </draw:path>
        <draw:custom-shape draw:style-name="gr26" draw:text-style-name="P10" draw:layer="layout" svg:width="0.352cm" svg:height="0.502cm" draw:transform="rotate (-1.5707963267949) translate (8.702cm 9.2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12" draw:layer="layout" svg:width="3.622cm" svg:height="1.207cm" svg:x="2.5cm" svg:y="7.5cm">
          <text:p text:style-name="P11"><text:span text:style-name="T2">Previous</text:span></text:p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4.225cm" svg:height="4.6cm" svg:x="8.275cm" svg:y="4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3.622cm" svg:height="1.207cm" svg:x="8.577cm" svg:y="4.702cm">
          <text:p text:style-name="P1">Value: 6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3.622cm" svg:height="1.207cm" svg:x="8.575cm" svg:y="6.093cm">
          <text:p text:style-name="P11"><text:span text:style-name="T2">Next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3.622cm" svg:height="1.207cm" svg:x="8.575cm" svg:y="7.5cm">
          <text:p text:style-name="P11"><text:span text:style-name="T2">Previous</text:span></text:p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4.225cm" svg:height="4.6cm" svg:x="14.3cm" svg:y="4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3.622cm" svg:height="1.207cm" svg:x="14.602cm" svg:y="4.702cm">
          <text:p text:style-name="P1">Value: 10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3.622cm" svg:height="1.207cm" svg:x="14.6cm" svg:y="6.093cm">
          <text:p text:style-name="P11"><text:span text:style-name="T2">Next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3.622cm" svg:height="1.207cm" svg:x="14.6cm" svg:y="7.5cm">
          <text:p text:style-name="P11"><text:span text:style-name="T2">Previous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2.164cm" svg:height="2.093cm" draw:transform="skewX (-0.200538331054148) rotate (-0.226369203983665) translate (12.1998510055755cm 6.83159486266158cm)" svg:viewBox="0 0 2165 2094" svg:d="M0 0c584 1 763-39 1048 543 285 581 179 1634 581 1546s536-118 536-118">
          <text:p/>
        </draw:path>
        <draw:custom-shape draw:style-name="gr26" draw:text-style-name="P10" draw:layer="layout" svg:width="0.352cm" svg:height="0.502cm" draw:transform="rotate (-1.5707963267949) translate (14.76cm 9.1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43" draw:text-style-name="P5" draw:layer="layout" svg:width="2.124cm" svg:height="1.11cm" draw:transform="skewX (0.070162235930172) rotate (0.119555053761612) translate (6.44864452730381cm 8.25316777188917cm)" svg:viewBox="0 0 2125 1111" svg:d="M2125 0c-574 0-749-21-1029 288-280 308-175 867-570 820-394-47-526-62-526-62">
          <text:p/>
        </draw:path>
        <draw:path draw:style-name="gr43" draw:text-style-name="P5" draw:layer="layout" svg:width="2.124cm" svg:height="1.11cm" draw:transform="skewX (0.070162235930172) rotate (0.119555053761612) translate (12.4906445273038cm 8.25316777188917cm)" svg:viewBox="0 0 2125 1111" svg:d="M2125 0c-574 0-749-21-1029 288-280 308-175 867-570 820-394-47-526-62-526-62">
          <text:p/>
        </draw:path>
        <draw:custom-shape draw:style-name="gr44" draw:text-style-name="P13" draw:layer="layout" svg:width="0.352cm" svg:height="0.502cm" draw:transform="rotate (-1.5707963267949) translate (6.7cm 9.1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13" draw:layer="layout" svg:width="0.352cm" svg:height="0.502cm" draw:transform="rotate (-1.5707963267949) translate (12.602cm 9.1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21cm" svg:height="14.8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45" draw:text-style-name="P2" draw:layer="layout" svg:width="10.4cm" svg:height="0.8cm" svg:x="5.1cm" svg:y="4.4cm">
          <text:p text:style-name="P1">Top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10.4cm" svg:height="0.8cm" svg:x="5.1cm" svg:y="5.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10.4cm" svg:height="0.8cm" svg:x="5.1cm" svg:y="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10.4cm" svg:height="0.8cm" svg:x="5.1cm" svg:y="6.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10.4cm" svg:height="0.8cm" svg:x="5.1cm" svg:y="7.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10.4cm" svg:height="0.8cm" svg:x="5.1cm" svg:y="8.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10.4cm" svg:height="0.8cm" svg:x="5.1cm" svg:y="9.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10.4cm" svg:height="0.8cm" svg:x="5.1cm" svg:y="10cm">
          <text:p/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2.531cm" svg:height="4.877cm" draw:transform="rotate (1.24913214565234) translate (2.99267544695569cm 4.59755918523775cm)" svg:viewBox="0 0 2532 4878" svg:d="M0 8c316 0 601-95 1391 379 791 475 1107 1107 1139 2151 31 1043-380 2340-380 2340">
          <text:p/>
        </draw:path>
        <draw:path draw:style-name="gr47" draw:text-style-name="P14" draw:layer="layout" svg:width="2.53cm" svg:height="4.877cm" draw:transform="rotate (-1.24913214565234) translate (17.1070555684983cm 2.20006083407992cm)" svg:viewBox="0 0 2531 4878" svg:d="M2531 8c-316 0-601-95-1391 379-791 475-1107 1107-1138 2151-32 1043 379 2340 379 2340">
          <text:p/>
        </draw:path>
        <draw:custom-shape draw:style-name="gr26" draw:text-style-name="P10" draw:layer="layout" svg:width="0.5cm" svg:height="0.5cm" draw:transform="rotate (-2.23471957425354) translate (8.698cm 4.1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13" draw:layer="layout" svg:width="0.5cm" svg:height="0.5cm" draw:transform="rotate (2.81975393952204) translate (18.114cm 5.1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8" draw:text-style-name="P2" draw:layer="layout" svg:width="3.3cm" svg:height="0.7cm" svg:x="3.2cm" svg:y="2cm">
          <text:p text:style-name="P1">Push O(1)</text:p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3.3cm" svg:height="0.7cm" svg:x="14.2cm" svg:y="2cm">
          <text:p text:style-name="P1">Pop O(1)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1cm" svg:height="14.8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49" draw:text-style-name="P9" draw:layer="layout" svg:width="3.542cm" svg:height="4.426cm" svg:x="3.282cm" svg:y="5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3.037cm" svg:height="2.025cm" svg:x="3.534cm" svg:y="6.202cm">
          <text:p text:style-name="P3"><text:span text:style-name="T1">Head</text:span></text:p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3.037cm" svg:height="1.208cm" svg:x="3.534cm" svg:y="8.515cm">
          <text:p text:style-name="P11"><text:span text:style-name="T2">Next</text:span></text:p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3.542cm" svg:height="4.426cm" svg:x="8.343cm" svg:y="5.9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2" draw:layer="layout" svg:width="3.037cm" svg:height="1.208cm" svg:x="8.596cm" svg:y="8.515cm">
          <text:p text:style-name="P11"><text:span text:style-name="T2">Next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831cm" svg:height="1.078cm" draw:transform="skewX (-0.0925024503556995) rotate (-0.13561208287996) translate (6.57123738375825cm 9.39781441303912cm)" svg:viewBox="0 0 1832 1079" svg:d="M0 0c494 0 646-20 887 279s151 843 491 797c341-46 454-61 454-61">
          <text:p/>
        </draw:path>
        <draw:custom-shape draw:style-name="gr26" draw:text-style-name="P10" draw:layer="layout" svg:width="0.296cm" svg:height="0.421cm" draw:transform="rotate (-1.5707963267949) translate (8.68cm 10.51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9" draw:layer="layout" svg:width="3.544cm" svg:height="4.426cm" svg:x="13.403cm" svg:y="5.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3.036cm" svg:height="1.206cm" svg:x="13.657cm" svg:y="6.202cm">
          <text:p text:style-name="P1">Value: 6</text:p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3.036cm" svg:height="1.208cm" svg:x="13.657cm" svg:y="8.515cm">
          <text:p text:style-name="P1">Next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833cm" svg:height="1.078cm" draw:transform="skewX (-0.0909316540289046) rotate (-0.13561208287996) translate (11.6321934936732cm 9.39781449367663cm)" svg:viewBox="0 0 1834 1079" svg:d="M0 0c494 0 646-20 887 279 242 299 153 843 493 797s454-61 454-61">
          <text:p/>
        </draw:path>
        <draw:custom-shape draw:style-name="gr26" draw:text-style-name="P10" draw:layer="layout" svg:width="0.296cm" svg:height="0.422cm" draw:transform="rotate (-1.5707963267949) translate (13.741cm 10.51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9" draw:layer="layout" svg:width="3.544cm" svg:height="4.426cm" svg:x="13.403cm" svg:y="5.9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" draw:layer="layout" svg:width="3.036cm" svg:height="2.025cm" svg:x="13.657cm" svg:y="6.202cm">
          <text:p text:style-name="P3"><text:span text:style-name="T1">Tail</text:span></text:p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3.036cm" svg:height="1.208cm" svg:x="13.657cm" svg:y="8.515cm">
          <text:p text:style-name="P11"><text:span text:style-name="T2">Next</text:span></text:p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4.8cm" svg:height="1.067cm" svg:x="1.8cm" svg:y="11.233cm">
          <text:p text:style-name="P1">Oldest element</text:p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5.014cm" svg:height="1.067cm" svg:x="14.493cm" svg:y="11.233cm">
          <text:p text:style-name="P1">Newest element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3.4cm" svg:y1="11.233cm" svg:x2="4.36cm" svg:y2="10.38cm">
          <text:p/>
        </draw:line>
        <draw:line draw:style-name="gr7" draw:text-style-name="P5" draw:layer="layout" svg:x1="16.84cm" svg:y1="11.233cm" svg:x2="15.88cm" svg:y2="10.38cm">
          <text:p/>
        </draw:line>
        <draw:custom-shape draw:style-name="gr60" draw:text-style-name="P4" draw:layer="layout" svg:width="9.6cm" svg:height="2cm" svg:x="1cm" svg:y="2.5cm">
          <text:p text:style-name="P3"><text:span text:style-name="T3">DEQUEUE</text:span><text:span text:style-name="T2">: </text:span></text:p>
          <text:p text:style-name="P3"><text:span text:style-name="T2">removing the element in the head</text:span></text:p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9.2cm" svg:height="2cm" svg:x="10.8cm" svg:y="2.5cm">
          <text:p text:style-name="P3"><text:span text:style-name="T1">ENQUEUE</text:span><text:span text:style-name="T2">: </text:span></text:p>
          <text:p text:style-name="P3"><text:span text:style-name="T2">adding a new element in the tail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399cm" svg:height="2.499cm" draw:transform="rotate (-3.14159265358979) translate (3.3cm 7.2cm)" svg:viewBox="0 0 1400 2500" svg:d="M0 0c800 0 1400 2500 1400 2500">
          <text:p/>
        </draw:path>
        <draw:path draw:style-name="gr43" draw:text-style-name="P5" draw:layer="layout" svg:width="1.399cm" svg:height="2.499cm" draw:transform="rotate (-3.14159265358979) translate (18.75cm 7.1cm)" svg:viewBox="0 0 1400 2500" svg:d="M1400 0c-800 0-1400 2500-1400 2500">
          <text:p/>
        </draw:path>
        <draw:custom-shape draw:style-name="gr26" draw:text-style-name="P10" draw:layer="layout" svg:width="0.3cm" svg:height="0.4cm" draw:transform="rotate (0.29862583501623) translate (1.7cm 4.58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13" draw:layer="layout" svg:width="0.3cm" svg:height="0.399cm" draw:transform="rotate (-1.61826928244914) translate (17.356cm 6.969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21cm" svg:height="14.8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49" draw:text-style-name="P9" draw:layer="layout" svg:width="3.542cm" svg:height="4.426cm" svg:x="3.282cm" svg:y="5.92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3.037cm" svg:height="2.025cm" svg:x="3.534cm" svg:y="6.225cm">
          <text:p text:style-name="P3"><text:span text:style-name="T1">Head</text:span></text:p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3.037cm" svg:height="1.208cm" svg:x="3.534cm" svg:y="8.538cm">
          <text:p text:style-name="P11"><text:span text:style-name="T2">Next</text:span></text:p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3.542cm" svg:height="4.426cm" svg:x="8.343cm" svg:y="5.92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2" draw:layer="layout" svg:width="3.037cm" svg:height="1.208cm" svg:x="8.596cm" svg:y="8.538cm">
          <text:p text:style-name="P11"><text:span text:style-name="T2">Next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831cm" svg:height="1.078cm" draw:transform="skewX (-0.0925024503556995) rotate (-0.13561208287996) translate (6.57123738375825cm 9.42081441303912cm)" svg:viewBox="0 0 1832 1079" svg:d="M0 0c494 0 646-20 887 279s151 843 491 797c341-46 454-61 454-61">
          <text:p/>
        </draw:path>
        <draw:custom-shape draw:style-name="gr26" draw:text-style-name="P10" draw:layer="layout" svg:width="0.296cm" svg:height="0.421cm" draw:transform="rotate (-1.5707963267949) translate (8.68cm 10.5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9" draw:layer="layout" svg:width="3.544cm" svg:height="4.426cm" svg:x="13.403cm" svg:y="5.92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3.036cm" svg:height="1.206cm" svg:x="13.657cm" svg:y="6.225cm">
          <text:p text:style-name="P1">Value: 6</text:p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3.036cm" svg:height="1.208cm" svg:x="13.657cm" svg:y="8.538cm">
          <text:p text:style-name="P1">Next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833cm" svg:height="1.078cm" draw:transform="skewX (-0.0909316540289046) rotate (-0.13561208287996) translate (11.6321934936732cm 9.42081449367663cm)" svg:viewBox="0 0 1834 1079" svg:d="M0 0c494 0 646-20 887 279 242 299 153 843 493 797s454-61 454-61">
          <text:p/>
        </draw:path>
        <draw:custom-shape draw:style-name="gr26" draw:text-style-name="P10" draw:layer="layout" svg:width="0.296cm" svg:height="0.422cm" draw:transform="rotate (-1.5707963267949) translate (13.741cm 10.5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9" draw:layer="layout" svg:width="3.544cm" svg:height="4.426cm" svg:x="13.403cm" svg:y="5.92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" draw:layer="layout" svg:width="3.036cm" svg:height="2.025cm" svg:x="13.657cm" svg:y="6.225cm">
          <text:p text:style-name="P3"><text:span text:style-name="T1">Tail</text:span></text:p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3.036cm" svg:height="1.208cm" svg:x="13.657cm" svg:y="8.538cm">
          <text:p text:style-name="P11"><text:span text:style-name="T2">Next</text:span></text:p>
          <draw:enhanced-geometry svg:viewBox="0 0 21600 21600" draw:type="rectangle" draw:enhanced-path="M 0 0 L 21600 0 21600 21600 0 21600 0 0 Z N"/>
        </draw:custom-shape>
        <draw:path draw:style-name="gr43" draw:text-style-name="P5" draw:layer="layout" svg:width="1.399cm" svg:height="2.499cm" draw:transform="rotate (-3.14159265358979) translate (3.3cm 7.223cm)" svg:viewBox="0 0 1400 2500" svg:d="M0 0c800 0 1400 2500 1400 2500">
          <text:p/>
        </draw:path>
        <draw:path draw:style-name="gr43" draw:text-style-name="P5" draw:layer="layout" svg:width="1.399cm" svg:height="2.499cm" draw:transform="rotate (-3.14159265358979) translate (18.66cm 7.223cm)" svg:viewBox="0 0 1400 2500" svg:d="M1400 0c-800 0-1400 2500-1400 2500">
          <text:p/>
        </draw:path>
        <draw:custom-shape draw:style-name="gr44" draw:text-style-name="P13" draw:layer="layout" svg:width="0.3cm" svg:height="0.4cm" draw:transform="rotate (0.29862583501623) translate (1.7cm 4.61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13" draw:layer="layout" svg:width="0.299cm" svg:height="0.399cm" draw:transform="rotate (-1.84900180956279) translate (17.376cm 7.17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62" draw:text-style-name="P5" draw:layer="layout" svg:width="1.399cm" svg:height="2.499cm" svg:x="1.5cm" svg:y="9.33cm" svg:viewBox="0 0 1400 2500" svg:d="M1400 0c-800 0-1400 2500-1400 2500">
          <text:p/>
        </draw:path>
        <draw:path draw:style-name="gr62" draw:text-style-name="P5" draw:layer="layout" svg:width="1.399cm" svg:height="2.499cm" svg:x="16.95cm" svg:y="9.3cm" svg:viewBox="0 0 1400 2500" svg:d="M0 0c800 0 1400 2500 1400 2500">
          <text:p/>
        </draw:path>
        <draw:custom-shape draw:style-name="gr63" draw:text-style-name="P10" draw:layer="layout" svg:width="0.31cm" svg:height="0.38cm" draw:transform="rotate (-1.54461638801498) translate (3.28cm 9.18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10" draw:layer="layout" svg:width="0.3cm" svg:height="0.4cm" draw:transform="rotate (0.29862583501623) translate (18.15cm 11.618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4" draw:text-style-name="P4" draw:layer="layout" svg:width="3.2cm" svg:height="0.9cm" svg:x="1.2cm" svg:y="3.5cm">
          <text:p text:style-name="P3"><text:span text:style-name="T1">DEQUEUE</text:span></text:p>
          <draw:enhanced-geometry svg:viewBox="0 0 21600 21600" draw:type="rectangle" draw:enhanced-path="M 0 0 L 21600 0 21600 21600 0 21600 0 0 Z N"/>
        </draw:custom-shape>
        <draw:custom-shape draw:style-name="gr64" draw:text-style-name="P4" draw:layer="layout" svg:width="3.2cm" svg:height="0.9cm" svg:x="16.5cm" svg:y="3.5cm">
          <text:p text:style-name="P3"><text:span text:style-name="T1">ENQUEUE</text:span></text:p>
          <draw:enhanced-geometry svg:viewBox="0 0 21600 21600" draw:type="rectangle" draw:enhanced-path="M 0 0 L 21600 0 21600 21600 0 21600 0 0 Z N"/>
        </draw:custom-shape>
        <draw:custom-shape draw:style-name="gr64" draw:text-style-name="P16" draw:layer="layout" svg:width="3.2cm" svg:height="0.9cm" svg:x="1.1cm" svg:y="12.1cm">
          <text:p text:style-name="P15"><text:span text:style-name="T3">ENQUEUE</text:span></text:p>
          <draw:enhanced-geometry svg:viewBox="0 0 21600 21600" draw:type="rectangle" draw:enhanced-path="M 0 0 L 21600 0 21600 21600 0 21600 0 0 Z N"/>
        </draw:custom-shape>
        <draw:custom-shape draw:style-name="gr64" draw:text-style-name="P16" draw:layer="layout" svg:width="3.2cm" svg:height="0.9cm" svg:x="16.4cm" svg:y="12.1cm">
          <text:p text:style-name="P15"><text:span text:style-name="T3">DEQUEUE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1cm" svg:height="14.8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49" draw:text-style-name="P9" draw:layer="layout" svg:width="3.542cm" svg:height="4.426cm" svg:x="3.283cm" svg:y="5.92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3.037cm" svg:height="0.874cm" svg:x="3.535cm" svg:y="6.226cm">
          <text:p text:style-name="P3"><text:span text:style-name="T1">Head</text:span></text:p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.037cm" svg:height="0.947cm" svg:x="3.535cm" svg:y="8.8cm">
          <text:p text:style-name="P11"><text:span text:style-name="T2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draw:layer="layout" svg:width="3.542cm" svg:height="4.426cm" svg:x="8.344cm" svg:y="5.924cm">
          <text:p/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831cm" svg:height="1.078cm" draw:transform="skewX (-0.0925024503556995) rotate (-0.13561208287996) translate (6.57223738375825cm 9.42181441303912cm)" svg:viewBox="0 0 1832 1079" svg:d="M0 0c494 0 646-20 887 279s151 843 491 797c341-46 454-61 454-61">
          <text:p/>
        </draw:path>
        <draw:custom-shape draw:style-name="gr26" draw:text-style-name="P10" draw:layer="layout" svg:width="0.296cm" svg:height="0.421cm" draw:transform="rotate (-1.5707963267949) translate (8.681cm 10.53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9" draw:layer="layout" svg:width="3.544cm" svg:height="4.426cm" svg:x="13.404cm" svg:y="5.9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3.036cm" svg:height="1.206cm" svg:x="13.658cm" svg:y="6.226cm">
          <text:p text:style-name="P1">Value: 6</text:p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3.036cm" svg:height="1.208cm" svg:x="13.658cm" svg:y="8.539cm">
          <text:p text:style-name="P1">Next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833cm" svg:height="1.078cm" draw:transform="skewX (-0.0909316540289046) rotate (-0.13561208287996) translate (11.6331934936732cm 9.42181449367663cm)" svg:viewBox="0 0 1834 1079" svg:d="M0 0c494 0 646-20 887 279 242 299 153 843 493 797s454-61 454-61">
          <text:p/>
        </draw:path>
        <draw:custom-shape draw:style-name="gr26" draw:text-style-name="P10" draw:layer="layout" svg:width="0.296cm" svg:height="0.422cm" draw:transform="rotate (-1.5707963267949) translate (13.742cm 10.53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9" draw:layer="layout" svg:width="3.544cm" svg:height="4.426cm" svg:x="13.404cm" svg:y="5.92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3.037cm" svg:height="0.95cm" svg:x="3.535cm" svg:y="6.226cm">
          <text:p text:style-name="P3"><text:span text:style-name="T1">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6" draw:layer="layout" svg:width="3.037cm" svg:height="0.95cm" svg:x="3.563cm" svg:y="7.5cm">
          <text:p text:style-name="P15"><text:span text:style-name="T3">Prior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2" draw:layer="layout" svg:width="3.037cm" svg:height="0.947cm" svg:x="8.6cm" svg:y="8.8cm">
          <text:p text:style-name="P11"><text:span text:style-name="T2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6" draw:layer="layout" svg:width="3.037cm" svg:height="0.95cm" svg:x="8.628cm" svg:y="7.5cm">
          <text:p text:style-name="P17"><text:span text:style-name="T3">Prior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2" draw:layer="layout" svg:width="3.037cm" svg:height="0.947cm" svg:x="13.635cm" svg:y="8.853cm">
          <text:p text:style-name="P11"><text:span text:style-name="T2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6" draw:layer="layout" svg:width="3.037cm" svg:height="0.95cm" svg:x="13.663cm" svg:y="7.553cm">
          <text:p text:style-name="P17"><text:span text:style-name="T3">Prior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4" draw:layer="layout" svg:width="3.037cm" svg:height="0.95cm" svg:x="13.663cm" svg:y="6.25cm">
          <text:p text:style-name="P3"><text:span text:style-name="T1">T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21cm" svg:height="14.8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custom-shape draw:style-name="gr68" draw:text-style-name="P6" draw:layer="layout" svg:width="14.8cm" svg:height="10.5cm" svg:x="0cm" svg:y="0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" draw:layer="layout" svg:width="2.2cm" svg:height="0.8cm" svg:x="1.7cm" svg:y="4.3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3.5cm" svg:height="0.8cm" svg:x="7.4cm" svg:y="4.3cm">
          <text:p text:style-name="P1">Definition 2</text:p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3.5cm" svg:height="0.8cm" svg:x="7.4cm" svg:y="3.5cm">
          <text:p text:style-name="P1">Definition 1</text:p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3.5cm" svg:height="0.8cm" svg:x="7.4cm" svg:y="5.1cm">
          <text:p text:style-name="P1">Definition 3</text:p>
          <draw:enhanced-geometry svg:viewBox="0 0 21600 21600" draw:type="rectangle" draw:enhanced-path="M 0 0 L 21600 0 21600 21600 0 21600 0 0 Z N"/>
        </draw:custom-shape>
        <draw:custom-shape draw:style-name="gr71" draw:text-style-name="P19" draw:layer="layout" svg:width="2.2cm" svg:height="0.8cm" svg:x="1.7cm" svg:y="5.4cm">
          <text:p text:style-name="P18"><text:span text:style-name="T4">Key</text:span></text:p>
          <draw:enhanced-geometry svg:viewBox="0 0 21600 21600" draw:type="rectangle" draw:enhanced-path="M 0 0 L 21600 0 21600 21600 0 21600 0 0 Z N"/>
        </draw:custom-shape>
        <draw:custom-shape draw:style-name="gr71" draw:text-style-name="P19" draw:layer="layout" svg:width="2.2cm" svg:height="0.8cm" svg:x="8cm" svg:y="6.4cm">
          <text:p text:style-name="P18"><text:span text:style-name="T4">Value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3.9cm" svg:y1="4.7cm" svg:x2="7.4cm" svg:y2="3.8cm">
          <text:p/>
        </draw:line>
        <draw:line draw:style-name="gr7" draw:text-style-name="P5" draw:layer="layout" svg:x1="3.9cm" svg:y1="4.7cm" svg:x2="7.4cm" svg:y2="4.6cm">
          <text:p/>
        </draw:line>
        <draw:line draw:style-name="gr7" draw:text-style-name="P5" draw:layer="layout" svg:x1="3.9cm" svg:y1="4.7cm" svg:x2="7.4cm" svg:y2="5.5cm">
          <text:p/>
        </draw:line>
      </draw:page>
      <draw:page draw:name="page12" draw:style-name="dp1" draw:master-page-name="Default">
        <draw:custom-shape draw:style-name="gr10" draw:text-style-name="P6" draw:layer="layout" svg:width="21cm" svg:height="14.8cm" svg:x="0cm" svg:y="0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1" draw:layer="layout" svg:width="6.3cm" svg:height="0.8cm" svg:x="1.75cm" svg:y="1.7cm">
          <text:p text:style-name="P20">01234<text:span text:style-name="T1">56</text:span> <text:s text:c="6"/>56%6=6</text:p>
          <draw:enhanced-geometry svg:viewBox="0 0 21600 21600" draw:type="rectangle" draw:enhanced-path="M 0 0 L 21600 0 21600 21600 0 21600 0 0 Z N"/>
        </draw:custom-shape>
        <draw:custom-shape draw:style-name="gr72" draw:text-style-name="P21" draw:layer="layout" svg:width="6.3cm" svg:height="0.8cm" svg:x="1.75cm" svg:y="2.5cm">
          <text:p text:style-name="P20"><text:span text:style-name="T2">65432</text:span><text:span text:style-name="T1">17</text:span> <text:s text:c="6"/>17%6=7</text:p>
          <draw:enhanced-geometry svg:viewBox="0 0 21600 21600" draw:type="rectangle" draw:enhanced-path="M 0 0 L 21600 0 21600 21600 0 21600 0 0 Z N"/>
        </draw:custom-shape>
        <draw:custom-shape draw:style-name="gr72" draw:text-style-name="P21" draw:layer="layout" svg:width="6.3cm" svg:height="0.8cm" svg:x="1.75cm" svg:y="3.3cm">
          <text:p text:style-name="P20">……….. <text:s text:c="7"/>……….</text:p>
          <draw:enhanced-geometry svg:viewBox="0 0 21600 21600" draw:type="rectangle" draw:enhanced-path="M 0 0 L 21600 0 21600 21600 0 21600 0 0 Z N"/>
        </draw:custom-shape>
        <draw:custom-shape draw:style-name="gr72" draw:text-style-name="P21" draw:layer="layout" svg:width="6.3cm" svg:height="0.8cm" svg:x="1.75cm" svg:y="4.1cm">
          <text:p text:style-name="P20">……….. <text:s text:c="7"/>……….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9.05cm" svg:y1="3.3cm" svg:x2="11.95cm" svg:y2="3.3cm">
          <text:p/>
        </draw:line>
        <draw:custom-shape draw:style-name="gr72" draw:text-style-name="P2" draw:layer="layout" svg:width="6.3cm" svg:height="0.8cm" svg:x="12.95cm" svg:y="1.7cm">
          <text:p text:style-name="P1">01234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6.3cm" svg:height="0.8cm" svg:x="12.95cm" svg:y="2.5cm">
          <text:p text:style-name="P1"><text:span text:style-name="T2">6543217</text:span>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6.3cm" svg:height="0.8cm" svg:x="12.95cm" svg:y="3.3cm">
          <text:p text:style-name="P1">………..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6.3cm" svg:height="0.8cm" svg:x="12.95cm" svg:y="4.1cm">
          <text:p text:style-name="P1">………..</text:p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0.8cm" svg:height="0.8cm" svg:x="12.95cm" svg:y="1.7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0.8cm" svg:height="0.8cm" svg:x="12.95cm" svg:y="2.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3.6cm" svg:height="0.8cm" svg:x="8.7cm" svg:y="6.1cm">
          <text:p text:style-name="P1">Collision</text:p>
          <draw:enhanced-geometry svg:viewBox="0 0 21600 21600" draw:type="rectangle" draw:enhanced-path="M 0 0 L 21600 0 21600 21600 0 21600 0 0 Z N"/>
        </draw:custom-shape>
        <draw:custom-shape draw:style-name="gr72" draw:text-style-name="P21" draw:layer="layout" svg:width="6.3cm" svg:height="0.8cm" svg:x="1.7cm" svg:y="7.7cm">
          <text:p text:style-name="P20">01234<text:span text:style-name="T1">56</text:span> <text:s text:c="6"/>56%6=6</text:p>
          <draw:enhanced-geometry svg:viewBox="0 0 21600 21600" draw:type="rectangle" draw:enhanced-path="M 0 0 L 21600 0 21600 21600 0 21600 0 0 Z N"/>
        </draw:custom-shape>
        <draw:custom-shape draw:style-name="gr72" draw:text-style-name="P21" draw:layer="layout" svg:width="6.3cm" svg:height="0.8cm" svg:x="1.7cm" svg:y="8.5cm">
          <text:p text:style-name="P20"><text:span text:style-name="T2">65432</text:span><text:span text:style-name="T1">16</text:span> <text:s text:c="6"/>16%6=6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6.3cm" svg:height="0.8cm" svg:x="12.9cm" svg:y="7.7cm">
          <text:p text:style-name="P1">01234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6.3cm" svg:height="0.8cm" svg:x="12.9cm" svg:y="8.5cm">
          <text:p text:style-name="P1"><text:span text:style-name="T2">6543216</text:span></text:p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0.8cm" svg:height="0.8cm" svg:x="12.9cm" svg:y="7.7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0.8cm" svg:height="0.8cm" svg:x="12.9cm" svg:y="8.5cm">
          <text:p text:style-name="P1">6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8.9cm" svg:y1="8.5cm" svg:x2="11.8cm" svg:y2="8.5cm">
          <text:p/>
        </draw:line>
        <draw:custom-shape draw:style-name="gr75" draw:text-style-name="P4" draw:layer="layout" svg:width="0.8cm" svg:height="0.8cm" svg:x="15.5cm" svg:y="6.8cm">
          <text:p text:style-name="P3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3.6cm" svg:height="0.8cm" svg:x="8.7cm" svg:y="10cm">
          <text:p text:style-name="P1">Bucket</text:p>
          <draw:enhanced-geometry svg:viewBox="0 0 21600 21600" draw:type="rectangle" draw:enhanced-path="M 0 0 L 21600 0 21600 21600 0 21600 0 0 Z N"/>
        </draw:custom-shape>
        <draw:custom-shape draw:style-name="gr76" draw:text-style-name="P21" draw:layer="layout" svg:width="2.9cm" svg:height="0.8cm" svg:x="5.1cm" svg:y="11.3cm">
          <text:p text:style-name="P20">01234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76" draw:text-style-name="P21" draw:layer="layout" svg:width="2.9cm" svg:height="0.8cm" svg:x="8cm" svg:y="11.3cm">
          <text:p text:style-name="P20"><text:span text:style-name="T2">6543216</text:span></text:p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0.8cm" svg:height="0.8cm" svg:x="4.3cm" svg:y="11.3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76" draw:text-style-name="P21" draw:layer="layout" svg:width="2.9cm" svg:height="0.8cm" svg:x="10.9cm" svg:y="11.3cm">
          <text:p text:style-name="P20"><text:span text:style-name="T2"/></text:p>
          <draw:enhanced-geometry svg:viewBox="0 0 21600 21600" draw:type="rectangle" draw:enhanced-path="M 0 0 L 21600 0 21600 21600 0 21600 0 0 Z N"/>
        </draw:custom-shape>
        <draw:custom-shape draw:style-name="gr76" draw:text-style-name="P21" draw:layer="layout" svg:width="2.9cm" svg:height="0.8cm" svg:x="13.8cm" svg:y="11.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2" draw:layer="layout" svg:width="0.4cm" svg:height="11.6cm" draw:transform="rotate (1.5707963267949) translate (5.1cm 12.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8" draw:text-style-name="P2" draw:layer="layout" svg:width="8cm" svg:height="0.8cm" svg:x="6.9cm" svg:y="12.8cm">
          <text:p text:style-name="P1">O(n) worst case complexit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0-09-03T10:17:56.989072004</dc:date>
    <meta:editing-duration>PT3H43M45S</meta:editing-duration>
    <meta:editing-cycles>32</meta:editing-cycles>
    <meta:generator>LibreOffice/6.4.5.2$Linux_X86_64 LibreOffice_project/40$Build-2</meta:generator>
    <meta:document-statistic meta:object-count="313"/>
  </office:meta>
</office:document-meta>
</file>